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6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table:number-columns-repeated="1636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table:number-columns-repeated="1636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1636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6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table:number-columns-repeated="1636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crosoft Office User</meta:initial-creator>
    <dc:creator>minf</dc:creator>
    <meta:creation-date>2021-02-25T20:07:32Z</meta:creation-date>
    <dc:date>2021-03-30T08:18:35Z</dc:date>
  </office:meta>
</office:document-meta>
</file>